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D800000310F6AE96FE004BF321.png" manifest:media-type="image/png"/>
  <manifest:file-entry manifest:full-path="Pictures/10000001000005E900000367389C932800D02D28.png" manifest:media-type="image/png"/>
  <manifest:file-entry manifest:full-path="Pictures/10000001000005C80000037D23C92AF44FE475A0.png" manifest:media-type="image/png"/>
  <manifest:file-entry manifest:full-path="Pictures/10000001000005DE0000037FFAE3D8E00BCF06E0.png" manifest:media-type="image/png"/>
  <manifest:file-entry manifest:full-path="Pictures/10000001000005D300000376BE3E4E1067C6CF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246" officeooo:paragraph-rsid="00065246"/>
    </style:style>
    <style:style style:name="P2" style:family="paragraph" style:parent-style-name="Standard">
      <style:paragraph-properties fo:break-before="page"/>
      <style:text-properties officeooo:rsid="00065246" officeooo:paragraph-rsid="00065246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as-char" svg:width="9.4252in" svg:height="5.6in" draw:z-index="0"><draw:image xlink:href="Pictures/10000001000005D300000376BE3E4E1067C6CF60.png" xlink:type="simple" xlink:show="embed" xlink:actuate="onLoad" draw:mime-type="image/png"/></draw:frame></text:p>
      <text:p text:style-name="P1"/>
      <text:p text:style-name="P1"/>
      <text:p text:style-name="P2"><draw:frame draw:style-name="fr1" draw:name="Image2" text:anchor-type="as-char" svg:width="9.4252in" svg:height="5.6866in" draw:z-index="1"><draw:image xlink:href="Pictures/10000001000005C80000037D23C92AF44FE475A0.png" xlink:type="simple" xlink:show="embed" xlink:actuate="onLoad" draw:mime-type="image/png"/></draw:frame></text:p>
      <text:p text:style-name="P1"/>
      <text:p text:style-name="P2"><draw:frame draw:style-name="fr1" draw:name="Image3" text:anchor-type="as-char" svg:width="9.4252in" svg:height="5.6161in" draw:z-index="2"><draw:image xlink:href="Pictures/10000001000005DE0000037FFAE3D8E00BCF06E0.png" xlink:type="simple" xlink:show="embed" xlink:actuate="onLoad" draw:mime-type="image/png"/></draw:frame></text:p>
      <text:p text:style-name="P1"/>
      <text:p text:style-name="P2"><draw:frame draw:style-name="fr1" draw:name="Image4" text:anchor-type="as-char" svg:width="9.4252in" svg:height="5.4256in" draw:z-index="3"><draw:image xlink:href="Pictures/10000001000005E900000367389C932800D02D28.png" xlink:type="simple" xlink:show="embed" xlink:actuate="onLoad" draw:mime-type="image/png"/></draw:frame></text:p>
      <text:p text:style-name="P1"/>
      <text:p text:style-name="P1"/>
      <text:p text:style-name="P2"><draw:frame draw:style-name="fr1" draw:name="Image5" text:anchor-type="as-char" svg:width="9.4252in" svg:height="4.939in" draw:z-index="4"><draw:image xlink:href="Pictures/10000001000005D800000310F6AE96FE004BF3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8:23:47.360575056</meta:creation-date>
    <dc:date>2024-06-08T18:30:58.695659019</dc:date>
    <meta:editing-duration>PT7M11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5" meta:paragraph-count="5" meta:word-count="8" meta:character-count="52" meta:non-whitespace-character-count="46"/>
  </office:meta>
</office:document-meta>
</file>